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CA0AFCEDA5E8B96FF1.png" manifest:media-type="image/png"/>
  <manifest:file-entry manifest:full-path="Pictures/100000000000035700000191C0A32B6461759E06.jpg" manifest:media-type="image/jpeg"/>
  <manifest:file-entry manifest:full-path="Pictures/10000201000002DE000001CA7A9EC9737D5C1D8E.png" manifest:media-type="image/png"/>
  <manifest:file-entry manifest:full-path="Pictures/1000000000000393000001E0CE1D4C26B7EF4B5D.jpg" manifest:media-type="image/jpeg"/>
  <manifest:file-entry manifest:full-path="Pictures/10000201000002B100000262CE811843966410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1756in" draw:z-index="0"><draw:image xlink:href="Pictures/10000201000002DE000001CA7A9EC9737D5C1D8E.png" xlink:type="simple" xlink:show="embed" xlink:actuate="onLoad" loext:mime-type="image/png"/></draw:frame><draw:frame draw:style-name="fr2" draw:name="Image2" text:anchor-type="paragraph" svg:x="0in" svg:y="4.2862in" svg:width="6.6929in" svg:height="5.9252in" draw:z-index="1"><draw:image xlink:href="Pictures/10000201000002B100000262CE811843966410FB.png" xlink:type="simple" xlink:show="embed" xlink:actuate="onLoad" loext:mime-type="image/png"/></draw:frame></text:p>
      <text:p text:style-name="Standard"><draw:frame draw:style-name="fr2" draw:name="Image4" text:anchor-type="paragraph" svg:x="-0.0728in" svg:y="4.0102in" svg:width="6.6929in" svg:height="3.139in" draw:z-index="3"><draw:image xlink:href="Pictures/100000000000035700000191C0A32B6461759E06.jpg" xlink:type="simple" xlink:show="embed" xlink:actuate="onLoad" loext:mime-type="image/jpeg"/></draw:frame><draw:frame draw:style-name="fr2" draw:name="Image3" text:anchor-type="paragraph" svg:x="-0.052in" svg:y="-0.348in" svg:width="6.6929in" svg:height="4.1756in" draw:z-index="2"><draw:image xlink:href="Pictures/10000201000002DE000001CA0AFCEDA5E8B96FF1.png" xlink:type="simple" xlink:show="embed" xlink:actuate="onLoad" loext:mime-type="image/png"/></draw:frame><draw:frame draw:style-name="fr2" draw:name="Image5" text:anchor-type="paragraph" svg:x="-0.0728in" svg:y="7.3945in" svg:width="6.6929in" svg:height="3.511in" draw:z-index="4"><draw:image xlink:href="Pictures/1000000000000393000001E0CE1D4C26B7EF4B5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4:54:49.627962886</meta:creation-date>
    <dc:date>2019-12-03T15:00:15.338723778</dc:date>
    <meta:editing-duration>PT5M28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